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ayloadMethodArgumentResolverTests.resolveRequiredEmpty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ayloadMethodArgumentResolverTests.resolveRequire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ayloadMethodArgumentResolverTests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PayloadMethodArgumentResolverTests.resolveFailValidationNoConversionNecessary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ayloadMethodArgumentResolverTests.resolveRequiredEmptyNonAnnotatedParamet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ayloadMethodArgumentResolverTests.supportsParame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PayloadMethodArgumentResolverTests.resolveNonAnnotatedParameter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ayloadMethodArgumentResolverTests.resolveNonConvertibleParam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ayloadMethodArgumentResolverTests.resolveNonAnnotatedParameterFailValidatio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ayloadMethodArgumentResolverTests.resolveValidatio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ayloadMethodArgumentResolverTests.resolveNotRequired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PayloadMethodArgumentResolverTests.testValidator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PayloadMethodArgumentResolverTests.supports( Class &lt; ? &gt; clazz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yloadMethodArgumentResolverTests.resolveSpelExpressionNotSupporte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ayloadMethodArgumentResolverTests.handleMessage( @ Payload String param , @ Payload ( required = false ) String paramNotRequired , @ Payload ( required = true ) Locale nonConvertibleRequiredParam , @ Payload ( "foo.bar" ) String paramWithSpelExpression , @ MyValid @ Payload String validParam , @ Validated String validParamNotAnnotated , String paramNotAnnotat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PayloadMethodArgumentResolverTests.resolveFailValidatio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ayloadMethodArgumentResolverTests.validate( Object target , Errors error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